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ac2a4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ac2a4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VII</text:span></text:p>
      <text:p text:style-name="P2"><text:span text:style-name="T4">Открыв глаза, Даша потянулась и, приподнявшись, окинула комнату взглядом. На небольшом столике стоял поднос с завтраком. Улыбнувшись, девушка подошла к столику, рассматривая неожиданный утренний сюрприз. Покушав, она вышла из комнаты и направилась к лестнице. </text:span></text:p>
      <text:p text:style-name="P2"><text:span text:style-name="T4">–Даша, доброе утро! – сказал спокойно Павел, вышедший из кабинета. </text:span></text:p>
      <text:p text:style-name="P2"><text:span text:style-name="T4">–Доброе утро! Спасибо за завтрак! – ответила девушка, – Однако, это было лишним.</text:span></text:p>
      <text:p text:style-name="P2"><text:span text:style-name="T4">–Ну почему же? Тебе не понравилось?</text:span></text:p>
      <text:p text:style-name="P2"><text:span text:style-name="T4">–Понравилось, понравилось. Мне пора в университет. Вот если бы ты не защищал преждевременно свою докторскую, мог бы сейчас со мной поехать.</text:span></text:p>
      <text:p text:style-name="P2"><text:span text:style-name="T4">–Я отвезу тебя. Мне все равно нужно в офис, а это по пути.</text:span></text:p>
      <text:p text:style-name="P2"><text:span text:style-name="T4">–Да ладно уж, сама доеду. Едь в свой офис. </text:span></text:p>
      <text:p text:style-name="P2"><text:span text:style-name="T4">Павел, усмехнувшись, подхватил девушку на руки и понес вниз.</text:span></text:p>
      <text:p text:style-name="P2"><text:span text:style-name="T4">–Эй, поставь меня! Я же в платье! – крикнула Даша, размахивая руками. </text:span></text:p>
      <text:p text:style-name="P2"><text:span text:style-name="T4">–А ты поедешь со мной, – улыбнувшись, ответил тот.</text:span></text:p>
      <text:p text:style-name="P2"><text:span text:style-name="T4">–Ладно, ладно, уговорил, – закатив глаза, ответила девушка. </text:span></text:p>
      <text:p text:style-name="P2"><text:span text:style-name="T4">Поставив Дашу на пол, он улыбнулся ей, и в сопровождении Джейн и Евгения они направились к выходу. Через полчаса Павел и Даша стояли неподалеку от университета. </text:span></text:p>
      <text:p text:style-name="P2"><text:span text:style-name="T4">–Я приеду за тобой в шесть, – сказал, улыбаясь, Алехин. </text:span></text:p>
      <text:p text:style-name="P2"><text:soft-page-break/><text:span text:style-name="T4">–И что же у нас сегодня будет? Если ничего интересного, можешь не приезжать, – ответила Даша. </text:span></text:p>
      <text:p text:style-name="P2"><text:span text:style-name="T4">–Я тебя понял. Не переживай, скучно не будет. </text:span></text:p>
      <text:p text:style-name="P2"><text:span text:style-name="T4">Павел наклонился к губам девушки, но та, ловко вывернувшись, поцеловала его в щечку и вместе с Джейн, одетой, как студентка, направилась в здание университета. Алехин сел в машину, проводив их взглядом, и поднял тонированное стекло. Евгений сел рядом на водительское сидение, и они поехали в сторону офиса Павла. </text:span></text:p>
      <text:p text:style-name="P2"><text:span text:style-name="T4">­–Ну вот, скоро все и решится, – зловеще сказал человек, сидящий неподалеку на незаметной лавочке в тени деревьев.</text:span></text:p>
      <text:p text:style-name="P2"><text:span text:style-name="T4">–Ты уверен, что наш план сработает? – спросила сидящая рядом девушка. </text:span></text:p>
      <text:p text:style-name="P2"><text:span text:style-name="T4">–Да, Юля, я уверен. Это гениальный план, который должен сломить Алехина. </text:span></text:p>
      <text:p text:style-name="P2"><text:span text:style-name="T4">–А если у нас не получится, что тогда, Макс?</text:span></text:p>
      <text:p text:style-name="P2"><text:span text:style-name="T4">–Тогда это сделаем мы, и никто даже не обратит внимания на то, что с Павлом Алехиным случится несчастный случай. </text:span></text:p>
      <text:p text:style-name="P2"><text:span text:style-name="T4">–Ты что?! Мы не будем никого убивать, даже не думай! </text:span></text:p>
      <text:p text:style-name="P2"><text:span text:style-name="T4">–Ладно, ладно, успокойся, я уверен, что до этого не дойдет. </text:span></text:p>
      <text:p text:style-name="P2"><text:span text:style-name="T4">Девушка посмотрела ему в глаза и обвила его шею руками. Тот наклонился и, приобняв ее за талию, слился с ней в нежном поцелуе. Посидев так еще немного, они взялись за руки и удалилис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5:45.629000000</meta:creation-date>
    <dc:date>2022-05-15T19:36:10.225000000</dc:date>
    <meta:editing-duration>PT24S</meta:editing-duration>
    <meta:editing-cycles>1</meta:editing-cycles>
    <meta:document-statistic meta:table-count="0" meta:image-count="0" meta:object-count="0" meta:page-count="2" meta:paragraph-count="25" meta:word-count="365" meta:character-count="2309" meta:non-whitespace-character-count="1945"/>
    <meta:generator>LibreOffice/7.2.2.2$Windows_X86_64 LibreOffice_project/02b2acce88a210515b4a5bb2e46cbfb63fe97d56</meta:generator>
  </office:meta>
</office:document-meta>
</file>